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house on my grave</text:p>
      <text:p text:style-name="P2"/>
      <text:p text:style-name="P2"/>
      <text:p text:style-name="P2"/>
      <text:p text:style-name="P2">Mama their digging deep in my dirt,</text:p>
      <text:p text:style-name="P2">mama their looking under my skirt.</text:p>
      <text:p text:style-name="P2">Mama their drilling a whole in my brain,</text:p>
      <text:p text:style-name="P2">but I'll never sell my bones as insane.</text:p>
      <text:p text:style-name="P2"/>
      <text:p text:style-name="P2">Ref.</text:p>
      <text:p text:style-name="P2">Alone on the ocean, alone a sea.</text:p>
      <text:p text:style-name="P2">Steering my boat to thee.</text:p>
      <text:p text:style-name="P2">Alone with my ideas, alone in my heart,</text:p>
      <text:p text:style-name="P2">no more shall we be apart.</text:p>
      <text:p text:style-name="P2"/>
      <text:p text:style-name="P2">Papa their building a house on my grave,</text:p>
      <text:p text:style-name="P2">even in death i bear the mark of a slave.</text:p>
      <text:p text:style-name="P2">Papa their making a mock of my dreams,</text:p>
      <text:p text:style-name="P2">( but you know ) nothing is as it seems.</text:p>
      <text:p text:style-name="P2"/>
      <text:p text:style-name="P2">Ref.</text:p>
      <text:p text:style-name="P2">Alone on the ocean, alone a sea.</text:p>
      <text:p text:style-name="P2">Steering my boat to thee.</text:p>
      <text:p text:style-name="P2">Alone with my ideas, alone in my heart,</text:p>
      <text:p text:style-name="P2">no more shall we be apart.</text:p>
      <text:p text:style-name="P2"/>
      <text:p text:style-name="P2">La-lalala-laaa lalalalaaaaa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6:23:00</meta:creation-date>
    <dc:creator>Asbjørn Andersen</dc:creator>
    <dc:date>2008-06-14T16:30:44</dc:date>
    <meta:editing-cycles>9</meta:editing-cycles>
    <meta:editing-duration>PT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26" meta:character-count="610"/>
  </office:meta>
</office:document-meta>
</file>